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speaker_3e_">
      <style:text-properties officeooo:paragraph-rsid="000fd1b4"/>
    </style:style>
    <style:style style:name="P2" style:family="paragraph" style:parent-style-name="Standard">
      <style:text-properties officeooo:paragraph-rsid="000b7af8"/>
    </style:style>
    <style:style style:name="P3" style:family="paragraph" style:parent-style-name="Text_20_body">
      <style:text-properties officeooo:paragraph-rsid="000b7af8"/>
    </style:style>
    <style:style style:name="T1" style:family="text">
      <style:text-properties officeooo:rsid="000b7af8"/>
    </style:style>
    <style:style style:name="T2" style:family="text">
      <style:text-properties officeooo:rsid="000fc008"/>
    </style:style>
    <style:style style:name="T3" style:family="text">
      <style:text-properties officeooo:rsid="000fd1b4"/>
    </style:style>
    <style:style style:name="T4" style:family="text">
      <style:text-properties officeooo:rsid="00100217"/>
    </style:style>
    <style:style style:name="T5" style:family="text">
      <style:text-properties officeooo:rsid="001151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ret</text:p>
      <text:p text:style-name="P3">Ranieri de’ Calzabigi / Pierre-Louis Moline</text:p>
      <text:p text:style-name="P3"/>
      <text:p text:style-name="P3">Première Représentation</text:p>
      <text:p text:style-name="P3">Version italienne : 5 Octobre 1762, Vienne (Hofburgtheater)</text:p>
      <text:p text:style-name="P3">Version française : 2 Août 1774, Paris (Académie Royale)</text:p>
      <text:p text:style-name="P3"/>
      <text:p text:style-name="P3">Distribution</text:p>
      <text:p text:style-name="P3">Orphée (Alto ou Ténor)</text:p>
      <text:p text:style-name="P3">Eurydice (Soprano)</text:p>
      <text:p text:style-name="P3">L’amour (Soprano)</text:p>
      <text:p text:style-name="P3"/>
      <text:p text:style-name="P3">Chœur</text:p>
      <text:p text:style-name="P3">Pasteurs et nymphes ; Furies, Héros et héroïnes</text:p>
      <text:p text:style-name="P3"/>
      <text:p text:style-name="P3">Lieu</text:p>
      <text:p text:style-name="P3"/>
      <text:p text:style-name="P3">Temps</text:p>
      <text:p text:style-name="Heading">Orphée<text:span text:style-name="T1"> et Eurydice<text:line-break/></text:span>Tragédie-opéra en trois actes</text:p>
      <text:p text:style-name="P2"/>
      <text:h text:style-name="Heading_20_1" text:outline-level="1">P<text:span text:style-name="T2">remier acte</text:span></text:h>
      <text:p text:style-name="P2"/>
      <text:p text:style-name="_3c_label_3e_">Ouverture</text:p>
      <text:p text:style-name="P2"/>
      <text:h text:style-name="Heading_20_2" text:outline-level="2">P<text:span text:style-name="T2">remière scène</text:span></text:h>
      <text:p text:style-name="_3c_stage_3e_">Un bois de lauriers et de cyprès, un séjour agréable mais solitaire qui est entrecoupé pour former une petite plaine contenant le tombeau d’Eurydice. Au lever du rideau et pendant la ritournelle du chœur d’entrée, on voit une troupe de bergers et de nymphes dans la suite d’Orphée et tous portent des couronnes de fleurs et de myrtes ; quelques-uns versent de l’encens dans le feu sacré, enguirlandent le marbre et couvrent son tombeau de fleurs, Pendant que les autres chantent le chœur suivant qui est interrompu par les plaintes d’Orphée adossé sur le devant contre une pierre et répétant le nom d’Eurydice d’une voix gémissante.</text:p>
      <text:p text:style-name="P2"/>
      <text:p text:style-name="_3c_label_3e_">N° 1 – Chœur</text:p>
      <text:p text:style-name="_3c_speaker_3e_">Pasteurs et nymphes</text:p>
      <text:p text:style-name="_3c_l_3e_">Ah ! dans ce bois tranquille et sombre,</text:p>
      <text:p text:style-name="_3c_l_3e_">Eurydice, si ton ombre</text:p>
      <text:p text:style-name="_3c_l_3e_">Nous entend…</text:p>
      <text:p text:style-name="_3c_speaker_3e_"><text:soft-page-break/>Orphée</text:p>
      <text:p text:style-name="_3c_l_3e_">Eurydice !</text:p>
      <text:p text:style-name="_3c_speaker_3e_">Pasteurs et nymphes</text:p>
      <text:p text:style-name="_3c_l_3e_">… Sois sensible à nos alarmes,</text:p>
      <text:p text:style-name="_3c_l_3e_">Vois nos peines, vois nos larmes</text:p>
      <text:p text:style-name="_3c_l_3e_">Que pour toi l’on répand.</text:p>
      <text:p text:style-name="_3c_speaker_3e_">Orphée</text:p>
      <text:p text:style-name="_3c_l_3e_">Eurydice !</text:p>
      <text:p text:style-name="_3c_speaker_3e_">Pasteurs et nymphes</text:p>
      <text:p text:style-name="_3c_l_3e_">Ah ! prends pitié du malheureux Orphée,</text:p>
      <text:p text:style-name="_3c_l_3e_">Il soupire, il gémit, Il plaint sa destinée.</text:p>
      <text:p text:style-name="_3c_speaker_3e_">Orphée</text:p>
      <text:p text:style-name="_3c_l_3e_">Eurydice !</text:p>
      <text:p text:style-name="_3c_speaker_3e_">Pasteurs et nymphes</text:p>
      <text:p text:style-name="_3c_l_3e_">L’amoureuse tourterelle,</text:p>
      <text:p text:style-name="_3c_l_3e_">Toujours tendre, toujours fidèle,</text:p>
      <text:p text:style-name="_3c_l_3e_">Ainsi soupire et meurt</text:p>
      <text:p text:style-name="_3c_l_3e_">De douleur.</text:p>
      <text:p text:style-name="_3c_label_3e_">N° 2 – Récit</text:p>
      <text:p text:style-name="_3c_speaker_3e_">Orphée</text:p>
      <text:p text:style-name="_3c_l_3e_">Vos plaintes, vos regrets augmentent mon supplice !</text:p>
      <text:p text:style-name="_3c_l_3e_">Aux mânes sacrés d’Eurydice</text:p>
      <text:p text:style-name="_3c_l_3e_">Rendez les suprêmes honneurs,</text:p>
      <text:p text:style-name="_3c_l_3e_">Et couvrez son tombeau de fleurs.</text:p>
      <text:p text:style-name="_3c_label_3e_">N° 3 – Pantomime des nymphes et des bergers</text:p>
      <text:p text:style-name="_3c_label_3e_">N° 4 – Chœur</text:p>
      <text:p text:style-name="_3c_speaker_3e_">Pasteurs et nymphes</text:p>
      <text:p text:style-name="_3c_l_3e_">Ah ! dans ce bois lugubre et sombre,</text:p>
      <text:p text:style-name="_3c_l_3e_">Eurydice, si ton ombre</text:p>
      <text:p text:style-name="_3c_l_3e_">Nous entend,</text:p>
      <text:p text:style-name="_3c_l_3e_">Sois sensible à nos alarmes !</text:p>
      <text:p text:style-name="_3c_l_3e_">Vois nos peines, vois les larmes</text:p>
      <text:p text:style-name="_3c_l_3e_">Que pour toi l’on répand !</text:p>
      <text:p text:style-name="_3c_label_3e_">N° 5 – Récit</text:p>
      <text:p text:style-name="_3c_speaker_3e_">Orp<text:span text:style-name="T3">h</text:span>ée</text:p>
      <text:p text:style-name="_3c_stage_3e_">à la suite</text:p>
      <text:p text:style-name="_3c_l_3e_">Éloignez-vous ; ce lieu convient à ma douleur,</text:p>
      <text:p text:style-name="_3c_l_3e_">Et je veux sans témoins y répandre des pleurs.</text:p>
      <text:p text:style-name="_3c_label_3e_">N° 6 – Ritournelle</text:p>
      <text:p text:style-name="_3c_stage_3e_">Les bergers et les nymphes se dispersent dans le bois.</text:p>
      <text:h text:style-name="Heading_20_2" text:outline-level="2">D<text:span text:style-name="T3">euxième scène</text:span></text:h>
      <text:p text:style-name="_3c_label_3e_">N° 7 – Air</text:p>
      <text:p text:style-name="_3c_speaker_3e_"><text:soft-page-break/>Orphée</text:p>
      <text:p text:style-name="_3c_l_3e_">Objet de mon amour,</text:p>
      <text:p text:style-name="_3c_l_3e_">Je te demande au jour</text:p>
      <text:p text:style-name="_3c_l_3e_">Avant l’aurore ;</text:p>
      <text:p text:style-name="_3c_l_3e_">Et quand le jour s’en fuit,</text:p>
      <text:p text:style-name="_3c_l_3e_">Ma voix pendant la nuit</text:p>
      <text:p text:style-name="_3c_l_3e_">T’appelle encore.</text:p>
      <text:p text:style-name="_3c_label_3e_">N° 8 – Récit</text:p>
      <text:p text:style-name="_3c_l_3e_">Eurydice, Eurydice, Ombre chère,</text:p>
      <text:p text:style-name="_3c_l_3e_">Ah ! dans quels lieux es-tu ?</text:p>
      <text:p text:style-name="_3c_l_3e_">Ton époux gémissant, interdit, éperdu,</text:p>
      <text:p text:style-name="_3c_l_3e_">Te demande sans cesse à la nature entière</text:p>
      <text:p text:style-name="_3c_l_3e_">Les vents, hélas ! emportent sa prière.</text:p>
      <text:p text:style-name="_3c_label_3e_">N° 9 – Air</text:p>
      <text:p text:style-name="_3c_l_3e_">Accablé de regrets,</text:p>
      <text:p text:style-name="_3c_l_3e_">Je parcours des forêts</text:p>
      <text:p text:style-name="_3c_l_3e_">La vaste enceinte.</text:p>
      <text:p text:style-name="_3c_l_3e_">Touché de mon destin,</text:p>
      <text:p text:style-name="_3c_l_3e_">Écho répète en vain</text:p>
      <text:p text:style-name="_3c_l_3e_">Ma triste plainte.</text:p>
      <text:p text:style-name="_3c_label_3e_">N° 10 – Récit</text:p>
      <text:p text:style-name="_3c_l_3e_">Eurydice, Eurydice ! De ce doux nom</text:p>
      <text:p text:style-name="_3c_l_3e_">Tout retentit, ces bois, ces rochers, ce vallon.</text:p>
      <text:p text:style-name="_3c_l_3e_">Sur les troncs dépouillés, sur l’écorce naissante,</text:p>
      <text:p text:style-name="_3c_l_3e_">On lit ce mot gravé par une main tremblante.</text:p>
      <text:p text:style-name="_3c_l_3e_">Eurydice n’est plus, et je respire encore !</text:p>
      <text:p text:style-name="_3c_l_3e_">Dieux, rendez-lui la vie, ou donnez-moi la mort !</text:p>
      <text:p text:style-name="_3c_label_3e_">N° 11 – Air</text:p>
      <text:p text:style-name="_3c_l_3e_">Plein de trouble et d’effroi,</text:p>
      <text:p text:style-name="_3c_l_3e_">Que de maux loin de toi,</text:p>
      <text:p text:style-name="_3c_l_3e_">Mon cœur endure ;</text:p>
      <text:p text:style-name="_3c_l_3e_">Témoin de mes malheurs,</text:p>
      <text:p text:style-name="_3c_l_3e_">Sensible à mes douleurs,</text:p>
      <text:p text:style-name="_3c_l_3e_">L’onde murmure.</text:p>
      <text:p text:style-name="_3c_label_3e_">N° 12 Récit</text:p>
      <text:p text:style-name="_3c_l_3e_">Divinités de l’Achéron,</text:p>
      <text:p text:style-name="_3c_l_3e_">Ministres redoutés de l’empire des O<text:span text:style-name="T3">m</text:span>bres,</text:p>
      <text:p text:style-name="_3c_l_3e_">Vous qui dans les demeures sombres</text:p>
      <text:p text:style-name="_3c_l_3e_">Faites exécuter les arrêts de Pluton,</text:p>
      <text:p text:style-name="_3c_l_3e_">Vous que n’attendrit point la beauté, la jeunesse,</text:p>
      <text:p text:style-name="_3c_l_3e_">Vous m’avez enlevé l’objet de ma tendresse,</text:p>
      <text:p text:style-name="_3c_l_3e_">Oh, cruel souvenir !</text:p>
      <text:p text:style-name="_3c_l_3e_">Eh quoi ! les grâces de son âge</text:p>
      <text:p text:style-name="_3c_l_3e_">Du sort le plus affreux n’ont pu la garantir ?</text:p>
      <text:p text:style-name="_3c_l_3e_">Implacables tyrans, je veux vous la ravir !</text:p>
      <text:p text:style-name="_3c_l_3e_">Je saurai pénétrer jusqu’au sombre rivage,</text:p>
      <text:p text:style-name="_3c_l_3e_">Mes accents douloureux fléchiront vos rigueurs ;</text:p>
      <text:p text:style-name="_3c_l_3e_">Je me sens assez de courage</text:p>
      <text:p text:style-name="_3c_l_3e_">Pour braver toutes vos fureurs !</text:p>
      <text:h text:style-name="Heading_20_2" text:outline-level="2"><text:soft-page-break/>T<text:span text:style-name="T3">roisième scène</text:span></text:h>
      <text:p text:style-name="_3c_speaker_3e_">L’amour</text:p>
      <text:p text:style-name="_3c_stage_3e_">paraissant</text:p>
      <text:p text:style-name="_3c_l_3e_">L’amour vient au secours de l’amant le plus tendre.</text:p>
      <text:p text:style-name="_3c_l_3e_">Rassure-toi, les dieux sont touchés de ton sort.</text:p>
      <text:p text:style-name="_3c_l_3e_">Dans les enfers tu peux te rendre ;</text:p>
      <text:p text:style-name="_3c_l_3e_">Va trouver Eurydice au séjour de la mort.</text:p>
      <text:p text:style-name="_3c_label_3e_">N° 13 – Air</text:p>
      <text:p text:style-name="_3c_l_3e_">Si les doux accords de ta lyre,</text:p>
      <text:p text:style-name="_3c_l_3e_">Si tes accents mélodieux</text:p>
      <text:p text:style-name="_3c_l_3e_">Appaisent la fureur des tyrans de ces lieux,</text:p>
      <text:p text:style-name="_3c_l_3e_">Tu la ramèneras du ténébreux empire.</text:p>
      <text:p text:style-name="_3c_speaker_3e_">Orphée</text:p>
      <text:p text:style-name="_3c_l_3e_">Dieux ! je la reverrais !</text:p>
      <text:p text:style-name="_3c_speaker_3e_">L’amour</text:p>
      <text:p text:style-name="_3c_l_3e_">Si les doux accords de ta lyre, etc.</text:p>
      <text:p text:style-name="_3c_label_3e_"><text:span text:style-name="T3">N</text:span>° 14 – Récit</text:p>
      <text:p text:style-name="_3c_speaker_3e_">Orphée</text:p>
      <text:p text:style-name="_3c_l_3e_">Dieux ! je la reverrais !</text:p>
      <text:p text:style-name="_3c_speaker_3e_">L’amour</text:p>
      <text:p text:style-name="_3c_l_3e_">Oui ; mais pour l’obtenir</text:p>
      <text:p text:style-name="_3c_l_3e_">Il faut te résoudre à remplir</text:p>
      <text:p text:style-name="_3c_l_3e_">L’ordre que je vais te prescrire.</text:p>
      <text:p text:style-name="_3c_speaker_3e_">Orphée</text:p>
      <text:p text:style-name="_3c_l_3e_">Ah ! qui pourrait me retenir ?</text:p>
      <text:p text:style-name="_3c_l_3e_">À tout mon âme est préparée.</text:p>
      <text:p text:style-name="_3c_speaker_3e_">L’amour</text:p>
      <text:p text:style-name="_3c_l_3e_">Apprends la volonté des dieux :</text:p>
      <text:p text:style-name="_3c_l_3e_">Sur cette amante adorée</text:p>
      <text:p text:style-name="_3c_l_3e_">Garde-toi de porter un regard curieux,</text:p>
      <text:p text:style-name="_3c_l_3e_">Ou de toi, pour jamais, tu la vois séparée.</text:p>
      <text:p text:style-name="_3c_l_3e_">Tels sont de Jupiter les suprêmes décrets.</text:p>
      <text:p text:style-name="_3c_l_3e_">Rends-toi digne de ses bienfaits !</text:p>
      <text:p text:style-name="_3c_label_3e_">N° 15 – Air</text:p>
      <text:p text:style-name="_3c_l_3e_">Soumis au silence,</text:p>
      <text:p text:style-name="_3c_l_3e_">Contrains ton désir,</text:p>
      <text:p text:style-name="_3c_l_3e_">Fais-toi violence,</text:p>
      <text:p text:style-name="_3c_l_3e_">Bientôt à ce prix tes tourments vont finir.</text:p>
      <text:p text:style-name="_3c_l_3e_">Tu sais qu’un amant</text:p>
      <text:p text:style-name="_3c_l_3e_">Discret et fidèle,</text:p>
      <text:p text:style-name="_3c_l_3e_">Muet et tremblant</text:p>
      <text:p text:style-name="_3c_l_3e_">Auprès de sa belle,</text:p>
      <text:p text:style-name="_3c_l_3e_">En est plus touchant.</text:p>
      <text:p text:style-name="_3c_l_3e_"/>
      <text:p text:style-name="_3c_l_3e_">Soumis au silence, etc.</text:p>
      <text:p text:style-name="_3c_l_3e_"><text:soft-page-break/></text:p>
      <text:p text:style-name="_3c_stage_3e_">L’amour s’éloigne.</text:p>
      <text:p text:style-name="_3c_label_3e_">N° 16 – Récit</text:p>
      <text:p text:style-name="_3c_speaker_3e_">Orphée</text:p>
      <text:p text:style-name="_3c_l_3e_">Qu’entends-je ? qu’a-t-il dit ?</text:p>
      <text:p text:style-name="_3c_l_3e_">Eurydice vivra ! mon Eurydice !</text:p>
      <text:p text:style-name="_3c_l_3e_">Un dieu clément, un dieu propice</text:p>
      <text:p text:style-name="_3c_l_3e_">Me la rendra !</text:p>
      <text:p text:style-name="_3c_l_3e_">Mais quoi ! je ne pourrai,</text:p>
      <text:p text:style-name="_3c_l_3e_">Revenant à la vie,</text:p>
      <text:p text:style-name="_3c_l_3e_">La presser sur mon sein ?</text:p>
      <text:p text:style-name="_3c_l_3e_">O mon amie, quelle faveur,</text:p>
      <text:p text:style-name="_3c_l_3e_">Et quel ordre inhumain !</text:p>
      <text:p text:style-name="_3c_l_3e_">Je prévois ses soupçons,</text:p>
      <text:p text:style-name="_3c_l_3e_">Je prévois ma terreur,</text:p>
      <text:p text:style-name="_3c_l_3e_">Et la seule pensée</text:p>
      <text:p text:style-name="_3c_l_3e_">D’une épreuve insensée</text:p>
      <text:p text:style-name="_3c_l_3e_">D’effroi glace mon cœur.</text:p>
      <text:p text:style-name="_3c_l_3e_">Oui, je le pourrai !</text:p>
      <text:p text:style-name="_3c_l_3e_">Je le veux, je le jure !</text:p>
      <text:p text:style-name="_3c_l_3e_">Amour, amour, j’espère en toi</text:p>
      <text:p text:style-name="_3c_l_3e_">Dans les maux que j’endure.</text:p>
      <text:p text:style-name="_3c_l_3e_">Douter de ton bienfait</text:p>
      <text:p text:style-name="_3c_l_3e_">Serait te faire injure.</text:p>
      <text:p text:style-name="_3c_l_3e_">C’en est fait, dieux puissants,</text:p>
      <text:p text:style-name="_3c_l_3e_">J’accepte votre loi.</text:p>
      <text:p text:style-name="_3c_l_3e_"/>
      <text:p text:style-name="_3c_l_3e_">Amour, viens rendre à mon âme</text:p>
      <text:p text:style-name="_3c_l_3e_">Ta plus ardente flamme ;</text:p>
      <text:p text:style-name="_3c_l_3e_">Pour celle qui m’enflamme,</text:p>
      <text:p text:style-name="_3c_l_3e_">Je vais braver le trépas.</text:p>
      <text:p text:style-name="_3c_l_3e_">L’enfer en vain nous sépare,</text:p>
      <text:p text:style-name="_3c_l_3e_">Les monstres du tartare</text:p>
      <text:p text:style-name="_3c_l_3e_">Ne m’épouvantent pas.</text:p>
      <text:p text:style-name="_3c_l_3e_">Je sens croître ma flamme,</text:p>
      <text:p text:style-name="_3c_l_3e_">Je vais braver le trépas.</text:p>
      <text:p text:style-name="_3c_l_3e_"/>
      <text:p text:style-name="_3c_l_3e_">L’amour vient rendre à mon âme.</text:p>
      <text:p text:style-name="_3c_l_3e_">Sa plus ardente flamme ;</text:p>
      <text:p text:style-name="_3c_l_3e_">L’amour accroît ma flamme ;</text:p>
      <text:p text:style-name="_3c_l_3e_">Je vais braver le trépas.</text:p>
      <text:p text:style-name="_3c_l_3e_">L’enfer en vain nous sépare, etc.</text:p>
      <text:p text:style-name="_3c_label_3e_">N° 17 – Presto</text:p>
      <text:p text:style-name="_3c_stage_3e_">On voit un éclair, on entend un coup de tonnerre. Orphée s’en va.</text:p>
      <text:h text:style-name="Heading_20_1" text:outline-level="1">Deuxième acte</text:h>
      <text:h text:style-name="Heading_20_2" text:outline-level="2">P<text:span text:style-name="T3">remière scène</text:span></text:h>
      <text:p text:style-name="_3c_label_3e_">N° 18 – Introduction</text:p>
      <text:p text:style-name="_3c_stage_3e_">Une contée épouvantable, hérissée de rochers, au-delà du Cocyte ; au loin s’élève une fumée <text:soft-page-break/>épaisse, sombre, les flammes y jaillissent de temps en temps. Les spectres et les esprits commencent une danse qu’Orphée interrompt par l’harmonie de sa lyre ; à la vue d’Orphée toute la troupe entonne le premier <text:span text:style-name="T3">chœur.</text:span></text:p>
      <text:p text:style-name="_3c_label_3e_">N° 19 – Chœur</text:p>
      <text:p text:style-name="_3c_speaker_3e_">Furies</text:p>
      <text:p text:style-name="_3c_l_3e_">Quel est l’audacieux</text:p>
      <text:p text:style-name="_3c_l_3e_">Qui dans ces sombres lieux</text:p>
      <text:p text:style-name="_3c_l_3e_">Ose porter ses pas,</text:p>
      <text:p text:style-name="_3c_l_3e_">Et devant le trépas</text:p>
      <text:p text:style-name="_3c_l_3e_">Ne frémit pas ?</text:p>
      <text:p text:style-name="_3c_label_3e_">N° 20 – Danse des Furies</text:p>
      <text:p text:style-name="_3c_stage_3e_">Les esprits dansent autour d’Orphée pour l’effrayer.</text:p>
      <text:p text:style-name="_3c_label_3e_">N° 21 – Chœur</text:p>
      <text:p text:style-name="_3c_speaker_3e_">Furies</text:p>
      <text:p text:style-name="_3c_l_3e_">Quel est l’audacieux, etc.</text:p>
      <text:p text:style-name="_3c_l_3e_"/>
      <text:p text:style-name="_3c_l_3e_">Que la peur la terreur</text:p>
      <text:p text:style-name="_3c_l_3e_">S’emparent de son cur</text:p>
      <text:p text:style-name="_3c_l_3e_">À l’affreux hurlement</text:p>
      <text:p text:style-name="_3c_l_3e_">Du Cerbère écumant</text:p>
      <text:p text:style-name="_3c_l_3e_">Et rugissant !</text:p>
      <text:p text:style-name="_3c_label_3e_">N° 22 – Air</text:p>
      <text:p text:style-name="_3c_speaker_3e_">Orphée</text:p>
      <text:p text:style-name="_3c_stage_3e_">Il s’appr<text:span text:style-name="T3">o</text:span>che avec sa lyre</text:p>
      <text:p text:style-name="_3c_l_3e_">Laissez-vous toucher par mes pleurs,</text:p>
      <text:p text:style-name="_3c_l_3e_">Spectres…</text:p>
      <text:p text:style-name="_3c_speaker_3e_">Furies</text:p>
      <text:p text:style-name="_3c_l_3e_">Non !</text:p>
      <text:p text:style-name="_3c_speaker_3e_">Orphée</text:p>
      <text:p text:style-name="_3c_l_3e_">… larves…</text:p>
      <text:p text:style-name="_3c_speaker_3e_">Furies</text:p>
      <text:p text:style-name="_3c_l_3e_">Non !</text:p>
      <text:p text:style-name="_3c_speaker_3e_">Orphée</text:p>
      <text:p text:style-name="_3c_l_3e_">… ombres terribles !</text:p>
      <text:p text:style-name="_3c_speaker_3e_">Furies</text:p>
      <text:p text:style-name="_3c_l_3e_">Non !</text:p>
      <text:p text:style-name="_3c_speaker_3e_">Orphée</text:p>
      <text:p text:style-name="_3c_l_3e_">Soyez, soyez sensibles</text:p>
      <text:p text:style-name="_3c_l_3e_">À l’excès de mes malheurs !</text:p>
      <text:p text:style-name="_3c_speaker_3e_">Furies</text:p>
      <text:p text:style-name="_3c_l_3e_">Non ! Non ! Non !</text:p>
      <text:p text:style-name="_3c_speaker_3e_"><text:soft-page-break/>Orphée</text:p>
      <text:p text:style-name="_3c_l_3e_">Laissez-vous toucher par mes pleurs, etc.</text:p>
      <text:p text:style-name="_3c_label_3e_">N° 23 – Chœur</text:p>
      <text:p text:style-name="_3c_stage_3e_">Le chœur apaisé répond à Orphée avec un peu plus de pitié dans l’expression.</text:p>
      <text:p text:style-name="_3c_speaker_3e_">Furies</text:p>
      <text:p text:style-name="_3c_l_3e_">Qui t’amène en ces lieux,</text:p>
      <text:p text:style-name="_3c_l_3e_">Mortel présomptueux ?</text:p>
      <text:p text:style-name="_3c_l_3e_">C’est le séjour affreux</text:p>
      <text:p text:style-name="_3c_l_3e_">Des remords dévorants</text:p>
      <text:p text:style-name="_3c_l_3e_">Et des gémissements</text:p>
      <text:p text:style-name="_3c_l_3e_">Et des tourments.</text:p>
      <text:p text:style-name="_3c_l_3e_">Qui t’amène en ces lieux etc.</text:p>
      <text:p text:style-name="_3c_label_3e_">N° 24 – Air</text:p>
      <text:p text:style-name="_3c_speaker_3e_">Orphée</text:p>
      <text:p text:style-name="_3c_l_3e_">Ah ! la flamme qui me dévore,</text:p>
      <text:p text:style-name="_3c_l_3e_">Est cent fois plus cruelle encore.</text:p>
      <text:p text:style-name="_3c_l_3e_">L’enfer n’a point de tourments</text:p>
      <text:p text:style-name="_3c_l_3e_">Pareils à ceux que je ressens.</text:p>
      <text:p text:style-name="_3c_label_3e_">N° 25 – Chœur</text:p>
      <text:p text:style-name="_3c_speaker_3e_">Furies</text:p>
      <text:p text:style-name="_3c_stage_3e_">encore plus apaisé</text:p>
      <text:p text:style-name="_3c_l_3e_">Par quels puissants accords,</text:p>
      <text:p text:style-name="_3c_l_3e_">Dans le séjour des morts,</text:p>
      <text:p text:style-name="_3c_l_3e_">Malgré nos vains efforts</text:p>
      <text:p text:style-name="_3c_l_3e_">Il calme la fureur de nos transports.</text:p>
      <text:p text:style-name="_3c_l_3e_">Par quels puissants accords, etc.</text:p>
      <text:p text:style-name="_3c_label_3e_">N° 26 – Air</text:p>
      <text:p text:style-name="_3c_speaker_3e_">Or<text:span text:style-name="T3">p</text:span>hée</text:p>
      <text:p text:style-name="_3c_l_3e_">La tendresse</text:p>
      <text:p text:style-name="_3c_l_3e_">Qui me presse,</text:p>
      <text:p text:style-name="_3c_l_3e_">Calmera votre fureur,</text:p>
      <text:p text:style-name="_3c_l_3e_">Oui, mes larmes,</text:p>
      <text:p text:style-name="_3c_l_3e_">Mes alarmes</text:p>
      <text:p text:style-name="_3c_l_3e_">Fléchiront votre rigueur.</text:p>
      <text:p text:style-name="_3c_label_3e_">N° 27 – Chœur</text:p>
      <text:p text:style-name="_3c_speaker_3e_">Furies</text:p>
      <text:p text:style-name="_3c_stage_3e_">encore plus doux</text:p>
      <text:p text:style-name="_3c_l_3e_">Quels chants doux et touchants</text:p>
      <text:p text:style-name="_3c_l_3e_">Quels accords ravissants !</text:p>
      <text:p text:style-name="_3c_l_3e_">De si tendres accents</text:p>
      <text:p text:style-name="_3c_l_3e_">Ont su nous désarmer</text:p>
      <text:p text:style-name="_3c_l_3e_">Et nous charmer.</text:p>
      <text:p text:style-name="_3c_l_3e_"/>
      <text:p text:style-name="_3c_l_3e_">Qu’il descende aux enfers !</text:p>
      <text:p text:style-name="_3c_l_3e_">Les chemins sont ouverts.</text:p>
      <text:p text:style-name="_3c_l_3e_">Tout cède à la douceur</text:p>
      <text:p text:style-name="_3c_l_3e_">De son art enchanteur,</text:p>
      <text:p text:style-name="_3c_l_3e_"><text:soft-page-break/>Il est vainqueur.</text:p>
      <text:p text:style-name="_3c_l_3e_"/>
      <text:p text:style-name="_3c_label_3e_">N° 28 – Danse des Furies</text:p>
      <text:p text:style-name="_3c_stage_3e_">Après le commencement de cette danse, Orphée entre dans les enfers ; vers la fin de la danse les spectres et les esprits disparaissent peu à peu.</text:p>
      <text:h text:style-name="Heading_20_2" text:outline-level="2">Deuxième scène</text:h>
      <text:p text:style-name="_3c_stage_3e_">Une contrée enchanteresse des Champs <text:span text:style-name="T3">É</text:span>lysées pleine de superbe buissons, de fleurs, de ruisseaux.</text:p>
      <text:p text:style-name="_3c_stage_3e_">Eurydice suivie des ombres célestes des Héros et des Héroïnes.</text:p>
      <text:p text:style-name="_3c_label_3e_">N° 29 – Danses des Ombres Heureuses (Lent et très doux)</text:p>
      <text:p text:style-name="_3c_label_3e_">N° 30 – Danses des Ombres Heureuses (Même mouvemnet)</text:p>
      <text:p text:style-name="_3c_label_3e_">N° 31 – Danses des Ombres Heureuses (Dolce con espressione)</text:p>
      <text:p text:style-name="_3c_label_3e_">N° 32 – Air avec Chœur</text:p>
      <text:p text:style-name="_3c_speaker_3e_">Eurydice</text:p>
      <text:p text:style-name="_3c_l_3e_">Cet asile</text:p>
      <text:p text:style-name="_3c_l_3e_">aimable et tranquille</text:p>
      <text:p text:style-name="_3c_l_3e_">Par le bonheur est habité,</text:p>
      <text:p text:style-name="_3c_l_3e_">C’est le riant séjour de la félicité.</text:p>
      <text:p text:style-name="_3c_l_3e_">Nul objet ici n’enflamme</text:p>
      <text:p text:style-name="_3c_l_3e_">L’âme,</text:p>
      <text:p text:style-name="_3c_l_3e_">Une douce ivresse</text:p>
      <text:p text:style-name="_3c_l_3e_">Laisse</text:p>
      <text:p text:style-name="_3c_l_3e_">Un calme heureux dans tous les sens ;</text:p>
      <text:p text:style-name="_3c_l_3e_">Et la sombre tristesse</text:p>
      <text:p text:style-name="_3c_l_3e_">Cesse</text:p>
      <text:p text:style-name="_3c_l_3e_">Dans ces lieux innocents.</text:p>
      <text:p text:style-name="_3c_speaker_3e_">Eurydice, Héros et héroïnes</text:p>
      <text:p text:style-name="_3c_l_3e_">Cet asile aimable et tranquille, etc.</text:p>
      <text:p text:style-name="_3c_stage_3e_">Pendant le postule du chœur disparaissent Eurydice et les esprits bienheureux. Orphée est perdu dans l’admiration.</text:p>
      <text:p text:style-name="_3c_label_3e_">N° 33 Récit</text:p>
      <text:p text:style-name="_3c_speaker_3e_">Orphée</text:p>
      <text:p text:style-name="_3c_l_3e_">Quel nouveau ciel pare ces lieux !</text:p>
      <text:p text:style-name="_3c_l_3e_">Un jour plus doux s’offre à mes yeux.</text:p>
      <text:p text:style-name="_3c_l_3e_">Quels sons harmonieux !</text:p>
      <text:p text:style-name="_3c_l_3e_">J’entends retentir ce bocage</text:p>
      <text:p text:style-name="_3c_l_3e_">Du ramage</text:p>
      <text:p text:style-name="_3c_l_3e_">Des oiseaux,</text:p>
      <text:p text:style-name="_3c_l_3e_">Du murmure des ruisseaux</text:p>
      <text:p text:style-name="_3c_l_3e_">Et des soupirs de Zéphire.</text:p>
      <text:p text:style-name="_3c_l_3e_">On goûte en ce séjour un éternel repos.</text:p>
      <text:p text:style-name="_3c_l_3e_">Mais le calme qu’on y respire</text:p>
      <text:p text:style-name="_3c_l_3e_">Ne saurait adoucir mes maux.</text:p>
      <text:p text:style-name="_3c_l_3e_">Chère épuse, objet de ma flamme,</text:p>
      <text:p text:style-name="_3c_l_3e_">Toi seule y peux calmer le trouble de mon âme !</text:p>
      <text:p text:style-name="_3c_l_3e_">Tes accents</text:p>
      <text:p text:style-name="_3c_l_3e_">Tendres et touchants,</text:p>
      <text:p text:style-name="_3c_l_3e_">Tes regards séduisants,</text:p>
      <text:p text:style-name="_3c_l_3e_">Ton doux sourire</text:p>
      <text:p text:style-name="_3c_l_3e_"><text:soft-page-break/>Sont les seuls biens que je désire.</text:p>
      <text:p text:style-name="_3c_l_3e_"/>
      <text:p text:style-name="_3c_l_3e_">Attirés par le chant d’Orphée, les esprits bienheureux se sont rapprochés.</text:p>
      <text:p text:style-name="_3c_l_3e_">Orphée regarde autour de lui, le chur s’en approche.</text:p>
      <text:p text:style-name="_3c_label_3e_">N° 34 – Chœur</text:p>
      <text:p text:style-name="_3c_speaker_3e_"><text:span text:style-name="T3">H</text:span>éros et héroïnes</text:p>
      <text:p text:style-name="_3c_l_3e_">Viens dans ce séjour paisible,</text:p>
      <text:p text:style-name="_3c_l_3e_">Époux tendre, amant sensible,</text:p>
      <text:p text:style-name="_3c_l_3e_">Viens bannir tes justes regrets.</text:p>
      <text:p text:style-name="_3c_l_3e_">Eurydice va paraître,</text:p>
      <text:p text:style-name="_3c_l_3e_">Eurydice va renaître</text:p>
      <text:p text:style-name="_3c_l_3e_">Avec de nouveaux attraits.</text:p>
      <text:p text:style-name="_3c_label_3e_">N° 35 – Danse de Ombres Heureuses</text:p>
      <text:p text:style-name="_3c_stage_3e_">Continue la danse des héros</text:p>
      <text:p text:style-name="_3c_label_3e_">N° 36 – Récit et Chœur</text:p>
      <text:p text:style-name="_3c_speaker_3e_">Orphée</text:p>
      <text:p text:style-name="_3c_l_3e_">Ô vous, ombres que j’implore,</text:p>
      <text:p text:style-name="_3c_l_3e_">Hâtez-vous de la rendre à mes embrassements !</text:p>
      <text:p text:style-name="_3c_l_3e_">Ah ! si vous ressentiez le feu qui me dévore,</text:p>
      <text:p text:style-name="_3c_l_3e_">Si vous étiez aussi de fidèles amants,</text:p>
      <text:p text:style-name="_3c_l_3e_">J’aurais déjà revu la beauté que j’adore !</text:p>
      <text:p text:style-name="_3c_l_3e_">Hâtez-vous de me rendre heureux !</text:p>
      <text:p text:style-name="_3c_speaker_3e_">Héros et héroïnes</text:p>
      <text:p text:style-name="_3c_l_3e_">Le destin répond à tes voeux.</text:p>
      <text:p text:style-name="_3c_stage_3e_">Eurydice est introduite par une partie du chœur.</text:p>
      <text:p text:style-name="_3c_label_3e_">N° 37 – Chœur</text:p>
      <text:p text:style-name="_3c_speaker_3e_">Héros et héroïnes</text:p>
      <text:p text:style-name="_3c_l_3e_">Près du tendre objet qu’on aime</text:p>
      <text:p text:style-name="_3c_l_3e_">On jouit du bien suprême,</text:p>
      <text:p text:style-name="_3c_l_3e_">Goûtez le sort le plus doux.</text:p>
      <text:p text:style-name="_3c_l_3e_">Va renaître pour Orphée,</text:p>
      <text:p text:style-name="_3c_l_3e_">On retrouve l’Elysée</text:p>
      <text:p text:style-name="_3c_l_3e_">Auprès d’un si tendre époux.</text:p>
      <text:p text:style-name="_3c_stage_3e_">Eurydice est ramenée à Orphée par le chœur ; sans la regarder, il saisit sa main et l’emmène.</text:p>
      <text:p text:style-name="_3c_stage_3e_">Le rideau se baisse lentement.</text:p>
      <text:h text:style-name="Heading_20_1" text:outline-level="1">Troisième acte</text:h>
      <text:h text:style-name="Heading_20_2" text:outline-level="2">Première scène</text:h>
      <text:p text:style-name="_3c_stage_3e_">Une caverne sombre avec un labyrinthe plein de couloirs obscurs et entournée de rochers mousseux, tombants. Orphée mène encore Eurydice par la main sans le regarder.</text:p>
      <text:p text:style-name="_3c_label_3e_">N° 38 – Récit</text:p>
      <text:p text:style-name="_3c_speaker_3e_">Orphée</text:p>
      <text:p text:style-name="_3c_stage_3e_">à Eurydice</text:p>
      <text:p text:style-name="_3c_l_3e_">Viens, viens, Eurydice, suis-moi,</text:p>
      <text:p text:style-name="_3c_l_3e_">Unique et doux objet de L’amour plus tendre.</text:p>
      <text:p text:style-name="_3c_speaker_3e_"><text:soft-page-break/>Eurydice</text:p>
      <text:p text:style-name="_3c_stage_3e_">surprise</text:p>
      <text:p text:style-name="_3c_l_3e_">C’est toi… ? je te vois… ?</text:p>
      <text:p text:style-name="_3c_l_3e_">Ciel ! devais-je m’attendre… ?</text:p>
      <text:p text:style-name="_3c_speaker_3e_">Orphée</text:p>
      <text:p text:style-name="_3c_stage_3e_">avec précipitation</text:p>
      <text:p text:style-name="_3c_l_3e_">Oui, tu vois ton époux. J’ai voulu vivre encore,</text:p>
      <text:p text:style-name="_3c_l_3e_">Et je viens t’arracher au séjour de la mort !</text:p>
      <text:p text:style-name="_3c_l_3e_">Touché de mon ardeur fidèle,</text:p>
      <text:p text:style-name="_3c_l_3e_">Jupiter au jour te rappelle.</text:p>
      <text:p text:style-name="_3c_speaker_3e_">Eurydice</text:p>
      <text:p text:style-name="_3c_l_3e_">Quoi ! je vis, et pour toi ?</text:p>
      <text:p text:style-name="_3c_l_3e_">Ah, grands dieux, quel bonheur !</text:p>
      <text:p text:style-name="_3c_speaker_3e_">Orphée</text:p>
      <text:p text:style-name="_3c_l_3e_">Eurydice, suis-moi…,</text:p>
      <text:p text:style-name="_3c_l_3e_">Profitons sans retard de la faveur céleste ;</text:p>
      <text:p text:style-name="_3c_l_3e_">Sortons, fuyons ce lieu funeste.</text:p>
      <text:p text:style-name="_3c_l_3e_">Non, tu n’es plus une ombre,</text:p>
      <text:p text:style-name="_3c_l_3e_">Et le dieu des amours</text:p>
      <text:p text:style-name="_3c_l_3e_">Va nous réunir pour toujours.</text:p>
      <text:p text:style-name="_3c_speaker_3e_">Eurydice</text:p>
      <text:p text:style-name="_3c_l_3e_">Qu’entends-je ? ah ! se peut-il ?</text:p>
      <text:p text:style-name="_3c_l_3e_">Heureuse destinée !</text:p>
      <text:p text:style-name="_3c_l_3e_">Eh quoi, nous pourrons resserrer</text:p>
      <text:p text:style-name="_3c_l_3e_">Les noeuds d’amour et d’hyménée ?</text:p>
      <text:p text:style-name="_3c_speaker_3e_">Orphée</text:p>
      <text:p text:style-name="_3c_l_3e_">Oui, suis mes pas sans différer.</text:p>
      <text:p text:style-name="_3c_speaker_3e_">Eurydice</text:p>
      <text:p text:style-name="_3c_l_3e_">Mais, par ta main ma main n’est plus pressée… !</text:p>
      <text:p text:style-name="_3c_l_3e_">Quoi ! tu fuis ces regards que tu chérissais tant !</text:p>
      <text:p text:style-name="_3c_l_3e_">Ton cœur pour Eurydice est-il indifférent ?</text:p>
      <text:p text:style-name="_3c_l_3e_">La fraîcheur de mes traits serait-elle effacée ?</text:p>
      <text:p text:style-name="_3c_speaker_3e_">Orphée</text:p>
      <text:p text:style-name="_3c_stage_3e_">à part</text:p>
      <text:p text:style-name="_3c_l_3e_">Oh dieux ! quelle contrainte !</text:p>
      <text:p text:style-name="_3c_stage_3e_">haut</text:p>
      <text:p text:style-name="_3c_l_3e_">Eurydice, suis-moi…,</text:p>
      <text:p text:style-name="_3c_l_3e_">Fuyons de ces lieux, le temps presse ;</text:p>
      <text:p text:style-name="_3c_l_3e_">Je voudrais t’exprimer l’excès de ma tendresse… ;</text:p>
      <text:p text:style-name="_3c_stage_3e_">à part</text:p>
      <text:p text:style-name="_3c_l_3e_">Mais je ne puis, oh ! trop funeste loi !</text:p>
      <text:p text:style-name="_3c_speaker_3e_">Eurydice</text:p>
      <text:p text:style-name="_3c_l_3e_">Un seul de tes regards…</text:p>
      <text:p text:style-name="_3c_speaker_3e_"><text:soft-page-break/>Orphée</text:p>
      <text:p text:style-name="_3c_l_3e_">Tu me glaces d’effroi !</text:p>
      <text:p text:style-name="_3c_speaker_3e_">Eurydice</text:p>
      <text:p text:style-name="_3c_l_3e_">Ah ! barbare !</text:p>
      <text:p text:style-name="_3c_l_3e_">Sont-ce là les douceurs que ton cœur me prépare ?</text:p>
      <text:p text:style-name="_3c_l_3e_">Est-ce donc là le prix de mon amour ?</text:p>
      <text:p text:style-name="_3c_l_3e_">Oh fortune jalouse !</text:p>
      <text:p text:style-name="_3c_l_3e_">Orphée, hélas ! se refuse en ce jour</text:p>
      <text:p text:style-name="_3c_l_3e_">Aux transports innocents de sa fidèle épouse.</text:p>
      <text:p text:style-name="_3c_speaker_3e_">Orphée</text:p>
      <text:p text:style-name="_3c_stage_3e_">sent qu’elle est près de lui, il saisit sa main voulant l’emmener</text:p>
      <text:p text:style-name="_3c_l_3e_">Par tes soupçons, cesse de m’outrager.</text:p>
      <text:p text:style-name="_3c_speaker_3e_">Eurydice</text:p>
      <text:p text:style-name="_3c_stage_3e_">indignée retire sa main</text:p>
      <text:p text:style-name="_3c_l_3e_">Tu me rends à la vie, et c’est pour m’affliger !</text:p>
      <text:p text:style-name="_3c_l_3e_">Dieux, reprenez un bienfait que j’abhorre !</text:p>
      <text:p text:style-name="_3c_l_3e_">Ah ! cruel époux, laisse-moi !</text:p>
      <text:p text:style-name="_3c_label_3e_">N° 39 – Duo</text:p>
      <text:p text:style-name="_3c_speaker_3e_">Orphée</text:p>
      <text:p text:style-name="_3c_l_3e_">Viens ! Suis un époux qui t’adore.</text:p>
      <text:p text:style-name="_3c_speaker_3e_">Eurydice</text:p>
      <text:p text:style-name="_3c_l_3e_">Non, ingrat, je préfère encore</text:p>
      <text:p text:style-name="_3c_l_3e_">La mort qui m’éloigne de toi.</text:p>
      <text:p text:style-name="_3c_speaker_3e_">Orphée</text:p>
      <text:p text:style-name="_3c_l_3e_">Vois ma peine !</text:p>
      <text:p text:style-name="_3c_speaker_3e_">Eurydice</text:p>
      <text:p text:style-name="_3c_l_3e_">Laisse Eurydice !</text:p>
      <text:p text:style-name="_3c_speaker_3e_">Orphée</text:p>
      <text:p text:style-name="_3c_l_3e_">Ah ! cruelle ! Quelle injustice !</text:p>
      <text:p text:style-name="_3c_l_3e_">Ah viens ! je t’implore, suis mes pas !</text:p>
      <text:p text:style-name="_3c_speaker_3e_">Eurydice</text:p>
      <text:p text:style-name="_3c_l_3e_">Parle, réponds, je t’en supplie !</text:p>
      <text:p text:style-name="_3c_speaker_3e_">Orphée</text:p>
      <text:p text:style-name="_3c_l_3e_">Dut-il m’en coûter la vie,</text:p>
      <text:p text:style-name="_3c_l_3e_">Non, je ne parlerai pas.</text:p>
      <text:p text:style-name="_3c_speaker_3e_">Orphée <text:span text:style-name="T3">et</text:span> Eurydice</text:p>
      <text:p text:style-name="_3c_stage_3e_">chacun à part</text:p>
      <text:p text:style-name="_3c_l_3e_">Dieux, soyez-moi favorables !</text:p>
      <text:p text:style-name="_3c_l_3e_">Voyez mes pleurs,</text:p>
      <text:p text:style-name="_3c_l_3e_">Dieux secourables !</text:p>
      <text:p text:style-name="_3c_l_3e_">Quels tourments insupportables !</text:p>
      <text:p text:style-name="_3c_l_3e_"><text:soft-page-break/>Quelles rigueurs</text:p>
      <text:p text:style-name="_3c_l_3e_">Mêlez-vous à vos faveurs !</text:p>
      <text:p text:style-name="_3c_stage_3e_">Chacun d’eux se dirige vers un autre côté de la scène où ils restent adossés à un arbre ou à un rocher.</text:p>
      <text:p text:style-name="_3c_label_3e_">N° 40 – Récit</text:p>
      <text:p text:style-name="_3c_speaker_3e_">Eurydice</text:p>
      <text:p text:style-name="_3c_l_3e_">Mais d’où vient qu’il persiste à garder le silence ?</text:p>
      <text:p text:style-name="_3c_l_3e_">Quels secrets veut-il me cacher ?</text:p>
      <text:p text:style-name="_3c_l_3e_">Au séjour de la mort devait-il m’arracher</text:p>
      <text:p text:style-name="_3c_l_3e_">Pour m’accabler de son indifférence ?</text:p>
      <text:p text:style-name="_3c_l_3e_">Oh destin rigoureux !</text:p>
      <text:p text:style-name="_3c_l_3e_">Ma force m’abandonne,</text:p>
      <text:p text:style-name="_3c_l_3e_">Le voile de la mort retombe sur mes yeux !</text:p>
      <text:p text:style-name="_3c_l_3e_">Je frémis, je languis,</text:p>
      <text:p text:style-name="_3c_l_3e_">Je frissonne, je tremble, je pâlis,</text:p>
      <text:p text:style-name="_3c_l_3e_">Mon cœur palpite,</text:p>
      <text:p text:style-name="_3c_l_3e_">Un trouble secret m’agite,</text:p>
      <text:p text:style-name="_3c_l_3e_">Tous mes sens sont saisis d’horreur</text:p>
      <text:p text:style-name="_3c_l_3e_">Et je succombe à ma douleur.</text:p>
      <text:p text:style-name="_3c_label_3e_">N° 41 – Air et Duo</text:p>
      <text:p text:style-name="_3c_speaker_3e_">Eurydice</text:p>
      <text:p text:style-name="_3c_l_3e_">Fortune ennemie,</text:p>
      <text:p text:style-name="_3c_l_3e_">Quelle barbarie !</text:p>
      <text:p text:style-name="_3c_l_3e_">Ne me rends-tu la vie</text:p>
      <text:p text:style-name="_3c_l_3e_">Que pour les tourments ?</text:p>
      <text:p text:style-name="_3c_l_3e_"/>
      <text:p text:style-name="_3c_l_3e_">Je goûtais les charmes</text:p>
      <text:p text:style-name="_3c_l_3e_">D’un repos sans alarmes,</text:p>
      <text:p text:style-name="_3c_speaker_3e_">Orphée</text:p>
      <text:p text:style-name="_3c_l_3e_">Ses injustes soupçons</text:p>
      <text:p text:style-name="_3c_l_3e_">Redoublent mes tourments !</text:p>
      <text:p text:style-name="_3c_l_3e_">Que dire ? que faire ?</text:p>
      <text:p text:style-name="_3c_l_3e_">Elle me désespère,</text:p>
      <text:p text:style-name="_3c_speaker_3e_">Eurydice</text:p>
      <text:p text:style-name="_3c_l_3e_">Le trouble, les larmes</text:p>
      <text:p text:style-name="_3c_l_3e_">Remplissent aujourd’hui</text:p>
      <text:p text:style-name="_3c_l_3e_">Mes malheureux moments.</text:p>
      <text:p text:style-name="_3c_l_3e_">Je goûtais les charmes etc.</text:p>
      <text:p text:style-name="_3c_speaker_3e_">Orphée</text:p>
      <text:p text:style-name="_3c_l_3e_">Ne pourrai-je calmer</text:p>
      <text:p text:style-name="_3c_l_3e_">Le trouble de mes sens ?</text:p>
      <text:p text:style-name="_3c_l_3e_">Que mon sort est à plaindre !</text:p>
      <text:p text:style-name="_3c_l_3e_">Je ne puis me contraindre !</text:p>
      <text:p text:style-name="_3c_speaker_3e_">Eurydice</text:p>
      <text:p text:style-name="_3c_l_3e_">Je frissonne, je tremble.</text:p>
      <text:p text:style-name="_3c_l_3e_">Fortune ennemie, etc.</text:p>
      <text:p text:style-name="_3c_label_3e_"><text:soft-page-break/><text:span text:style-name="T4">N</text:span>° 42 – Récit</text:p>
      <text:p text:style-name="_3c_speaker_3e_">Orphée</text:p>
      <text:p text:style-name="_3c_stage_3e_">à part</text:p>
      <text:p text:style-name="_3c_l_3e_">Quelle épreuve cruelle !</text:p>
      <text:p text:style-name="_3c_speaker_3e_">Eurydice</text:p>
      <text:p text:style-name="_3c_l_3e_">Tu m’abandonnes, cher Orphée !</text:p>
      <text:p text:style-name="_3c_l_3e_">En ce moment ton épouse désolée</text:p>
      <text:p text:style-name="_3c_l_3e_">Implore en vain tes secours ;</text:p>
      <text:p text:style-name="_3c_l_3e_">O dieux ! à vous seuls j’ai recours.</text:p>
      <text:p text:style-name="_3c_l_3e_">Dois-je finir mes jours</text:p>
      <text:p text:style-name="_3c_l_3e_">Sans un regard de ce que j’aime ?</text:p>
      <text:p text:style-name="_3c_speaker_3e_">Orphée</text:p>
      <text:p text:style-name="_3c_stage_3e_">à part</text:p>
      <text:p text:style-name="_3c_l_3e_">Je sens mon courage expirer,</text:p>
      <text:p text:style-name="_3c_l_3e_">Et ma raison se perd</text:p>
      <text:p text:style-name="_3c_l_3e_">Dans mon amour extrême ;</text:p>
      <text:p text:style-name="_3c_l_3e_">J’oublie et la défense, Eurydice et moi même.</text:p>
      <text:p text:style-name="_3c_l_3e_">Il fait un mouvement pour se retourner et tout à coup se retient.</text:p>
      <text:p text:style-name="_3c_l_3e_">Ciel !</text:p>
      <text:p text:style-name="_3c_speaker_3e_">Eur<text:span text:style-name="T4">y</text:span>dice</text:p>
      <text:p text:style-name="_3c_l_3e_">Cher époux, je puis à peine respirer.</text:p>
      <text:p text:style-name="_3c_stage_3e_">Elle tombe sur un rocher.</text:p>
      <text:p text:style-name="_3c_speaker_3e_">Orphée</text:p>
      <text:p text:style-name="_3c_stage_3e_">fort</text:p>
      <text:p text:style-name="_3c_l_3e_">Rassure-toi, je vais tout dire…</text:p>
      <text:p text:style-name="_3c_l_3e_">Apprends….</text:p>
      <text:p text:style-name="_3c_stage_3e_">à part</text:p>
      <text:p text:style-name="_3c_l_3e_">Que fais-je !… Justes dieux,</text:p>
      <text:p text:style-name="_3c_l_3e_">Quand finirez-vous mon martyre ?</text:p>
      <text:p text:style-name="_3c_speaker_3e_">Eurydice</text:p>
      <text:p text:style-name="_3c_l_3e_">Reçois donc mes derniers adieux,</text:p>
      <text:p text:style-name="_3c_l_3e_">Et souviens-toi d’Eurydice…</text:p>
      <text:p text:style-name="_3c_speaker_3e_">Orphée</text:p>
      <text:p text:style-name="_3c_stage_3e_">à part</text:p>
      <text:p text:style-name="_3c_l_3e_">Où suis-je ? Je ne puis résister à ses pleurs.</text:p>
      <text:p text:style-name="_3c_stage_3e_">fort</text:p>
      <text:p text:style-name="_3c_l_3e_">Non, le ciel ne veut pas un plus grand sacrifice.</text:p>
      <text:p text:style-name="_3c_l_3e_">Il se retourne avec impétuosité et regarde Eurydice.</text:p>
      <text:p text:style-name="_3c_l_3e_">Oh ma chère Eurydice..</text:p>
      <text:p text:style-name="_3c_speaker_3e_">Eurydice</text:p>
      <text:p text:style-name="_3c_l_3e_">Fait un effort de se lever</text:p>
      <text:p text:style-name="_3c_l_3e_">Orphée ! o ciel ! je meurs…</text:p>
      <text:p text:style-name="_3c_stage_3e_">Elle meurt.</text:p>
      <text:p text:style-name="_3c_l_3e_"/>
      <text:p text:style-name="_3c_speaker_3e_"><text:soft-page-break/>Orphée</text:p>
      <text:p text:style-name="_3c_l_3e_">Malheureux, qu’ai-je fait ?</text:p>
      <text:p text:style-name="_3c_l_3e_">Et dans quel précipice</text:p>
      <text:p text:style-name="_3c_l_3e_">M’a plongé mon funeste amour ?</text:p>
      <text:p text:style-name="_3c_l_3e_">S’approche de Eurydice avec précipitation</text:p>
      <text:p text:style-name="_3c_l_3e_">Chère épouse !… Eurydice !</text:p>
      <text:p text:style-name="_3c_l_3e_">Eurydice !… Chère épouse !</text:p>
      <text:p text:style-name="_3c_stage_3e_"><text:span text:style-name="T4">Il la</text:span> secoue</text:p>
      <text:p text:style-name="_3c_l_3e_">Elle ne m’entend plus, je la perds à jamais !</text:p>
      <text:p text:style-name="_3c_l_3e_">C’est moi qui lui ravis le jour !</text:p>
      <text:p text:style-name="_3c_l_3e_">Loi fatale !</text:p>
      <text:p text:style-name="_3c_l_3e_">Cruel remords !</text:p>
      <text:p text:style-name="_3c_l_3e_">Ma peine est sans égale.</text:p>
      <text:p text:style-name="_3c_l_3e_">Dans ce moment funeste</text:p>
      <text:p text:style-name="_3c_l_3e_">Le désespoir, la mort</text:p>
      <text:p text:style-name="_3c_l_3e_">Est tout ce qui me reste.</text:p>
      <text:p text:style-name="_3c_label_3e_">N° 43 – Air</text:p>
      <text:p text:style-name="_3c_speaker_3e_">Orphée</text:p>
      <text:p text:style-name="_3c_l_3e_">J’ai perdu mon Eurydice,</text:p>
      <text:p text:style-name="_3c_l_3e_">Rien n’égale mon malheur ;</text:p>
      <text:p text:style-name="_3c_l_3e_">Sort cruel ! quelle rigueur !</text:p>
      <text:p text:style-name="_3c_l_3e_">Rien n’égale mon malheur !</text:p>
      <text:p text:style-name="_3c_l_3e_">Je succombe à ma douleur !</text:p>
      <text:p text:style-name="_3c_l_3e_">Eurydice…, Eurydice…,</text:p>
      <text:p text:style-name="_3c_l_3e_">Réponds, quel supplice !</text:p>
      <text:p text:style-name="_3c_l_3e_">Réponds-moi !</text:p>
      <text:p text:style-name="_3c_l_3e_">C’est ton époux fidèle ;</text:p>
      <text:p text:style-name="_3c_l_3e_">Entends ma voix qui t’appelle…</text:p>
      <text:p text:style-name="_3c_l_3e_"/>
      <text:p text:style-name="_3c_l_3e_">J’ai perdu mon Eurydice, etc.</text:p>
      <text:p text:style-name="_3c_l_3e_"/>
      <text:p text:style-name="_3c_l_3e_">Eurydice, Eurydice !</text:p>
      <text:p text:style-name="_3c_l_3e_">Mortel silence ! Vaine espérance !</text:p>
      <text:p text:style-name="_3c_l_3e_">Quelle souffrance !</text:p>
      <text:p text:style-name="_3c_l_3e_">Quel tourment déchire mon cœur !</text:p>
      <text:p text:style-name="_3c_l_3e_"/>
      <text:p text:style-name="_3c_l_3e_">J’ai perdu mon Eurydice, etc.</text:p>
      <text:p text:style-name="_3c_label_3e_">N° 44 – Récit</text:p>
      <text:p text:style-name="_3c_l_3e_">Ah ! puisse ma douleur finir avec ma vie !</text:p>
      <text:p text:style-name="_3c_l_3e_">Je ne survivrai pas à ce dernier revers.</text:p>
      <text:p text:style-name="_3c_l_3e_">Je touche encore aux portes des enfers,</text:p>
      <text:p text:style-name="_3c_l_3e_">J’aurai bientôt rejoint mon épouse chérie.</text:p>
      <text:p text:style-name="_3c_l_3e_">Oui, je te suis, tendre objet de ma foi,</text:p>
      <text:p text:style-name="_3c_l_3e_">Je te suis, attends-moi !</text:p>
      <text:p text:style-name="_3c_l_3e_">Tu ne me seras plus ravie,</text:p>
      <text:p text:style-name="_3c_l_3e_">Et la mort pour jamais va m’unir avec toi.</text:p>
      <text:p text:style-name="_3c_stage_3e_">Lorsqu’il est sur le point de se tuer, L’amour apparaît.</text:p>
      <text:h text:style-name="Heading_20_2" text:outline-level="2">Deuxième scène</text:h>
      <text:p text:style-name="_3c_label_3e_">N° 45 – Récit</text:p>
      <text:p text:style-name="_3c_speaker_3e_"><text:soft-page-break/>L’amour</text:p>
      <text:p text:style-name="_3c_stage_3e_">lui arrache le poignard</text:p>
      <text:p text:style-name="_3c_l_3e_">Arrête, Orphée !</text:p>
      <text:p text:style-name="_3c_speaker_3e_">Orphée</text:p>
      <text:p text:style-name="_3c_l_3e_">Ô ciel ! Qui pourrait en ce jour</text:p>
      <text:p text:style-name="_3c_l_3e_">Retenir le transport de mon âme égarée ?</text:p>
      <text:p text:style-name="_3c_speaker_3e_">L’amour</text:p>
      <text:p text:style-name="_3c_l_3e_">Calme ta fureur insensée ;</text:p>
      <text:p text:style-name="_3c_l_3e_">Arrête, et reconnais L’amour</text:p>
      <text:p text:style-name="_3c_l_3e_">Qui veille sur ta destinée.</text:p>
      <text:p text:style-name="_3c_speaker_3e_">Orphée</text:p>
      <text:p text:style-name="_3c_l_3e_">Qu’exigez-vous de moi ?</text:p>
      <text:p text:style-name="_3c_speaker_3e_">L’amour</text:p>
      <text:p text:style-name="_3c_l_3e_">Tu viens de me prouver ta constance et ta foi ;</text:p>
      <text:p text:style-name="_3c_l_3e_">Je vais faire cesser ton martyre.</text:p>
      <text:p text:style-name="_3c_l_3e_">Il touche Eurydice et la ranime.</text:p>
      <text:p text:style-name="_3c_l_3e_">Eurydice… ! respire !</text:p>
      <text:p text:style-name="_3c_l_3e_">Du plus fidèle époux viens couronner les feux.</text:p>
      <text:p text:style-name="_3c_speaker_3e_">Orphée</text:p>
      <text:p text:style-name="_3c_l_3e_">Mon Eurydice !</text:p>
      <text:p text:style-name="_3c_speaker_3e_">Eurydice</text:p>
      <text:p text:style-name="_3c_l_3e_">Orphée !</text:p>
      <text:p text:style-name="_3c_speaker_3e_">Orphée</text:p>
      <text:p text:style-name="_3c_l_3e_">Ah ! justes dieux !</text:p>
      <text:p text:style-name="_3c_l_3e_">Quelle est notre reconnaissance !</text:p>
      <text:p text:style-name="_3c_speaker_3e_">L’amour</text:p>
      <text:p text:style-name="_3c_l_3e_">Ne doutez plus de ma puissance !</text:p>
      <text:p text:style-name="_3c_l_3e_">Je viens vous retirer de cet affreux séjour,</text:p>
      <text:p text:style-name="_3c_l_3e_">Jouissez désormais des plaisirs de L’amour !</text:p>
      <text:p text:style-name="_3c_label_3e_">N° 51 – Trio</text:p>
      <text:p text:style-name="_3c_speaker_3e_">Eurydice</text:p>
      <text:p text:style-name="_3c_l_3e_">Tendre amour, que tes chaînes</text:p>
      <text:p text:style-name="_3c_l_3e_">Ont de charmes pour nos cœurs !</text:p>
      <text:p text:style-name="_3c_speaker_3e_">Orphée</text:p>
      <text:p text:style-name="_3c_l_3e_">Tendre amour, à tes peines</text:p>
      <text:p text:style-name="_3c_l_3e_">Que tu mêles de douceurs !</text:p>
      <text:p text:style-name="_3c_speaker_3e_">L’amour</text:p>
      <text:p text:style-name="_3c_l_3e_">Je dédommage tous les cœurs</text:p>
      <text:p text:style-name="_3c_l_3e_">Par un instant de mes faveurs.</text:p>
      <text:p text:style-name="_3c_speaker_3e_">Eurydice</text:p>
      <text:p text:style-name="_3c_l_3e_"><text:soft-page-break/>Tendre amour, que tes chaînes, etc.</text:p>
      <text:p text:style-name="_3c_speaker_3e_">Orphée</text:p>
      <text:p text:style-name="_3c_l_3e_">Tendre amour, à tes peines, etc.</text:p>
      <text:p text:style-name="_3c_speaker_3e_">L’amour</text:p>
      <text:p text:style-name="_3c_l_3e_">Que l’ardeur qui vous enflamme,</text:p>
      <text:p text:style-name="_3c_l_3e_">Toujours règne dans votre âme,</text:p>
      <text:p text:style-name="_3c_l_3e_">Ne craignez plus mes rigueurs ;</text:p>
      <text:p text:style-name="_3c_l_3e_">Je dédommage tous les cœurs !</text:p>
      <text:p text:style-name="_3c_speaker_3e_">Orphée <text:span text:style-name="T3">et</text:span> Eurydice</text:p>
      <text:p text:style-name="_3c_l_3e_">Quels transports et quel délire,</text:p>
      <text:p text:style-name="_3c_l_3e_">O tendre amour, ta faveur nous inspire,</text:p>
      <text:p text:style-name="_3c_l_3e_">Célébrons pour jamais.</text:p>
      <text:p text:style-name="_3c_l_3e_">Célébrons tes bienfaits.</text:p>
      <text:p text:style-name="_3c_speaker_3e_">L’amour</text:p>
      <text:p text:style-name="_3c_l_3e_">Célébrez pour jamais mes bienfaits etc.</text:p>
      <text:h text:style-name="Heading_20_2" text:outline-level="2">Scène finale</text:h>
      <text:p text:style-name="_3c_stage_3e_">Un magnifique temple consacré à <text:span text:style-name="T4">l</text:span>’<text:span text:style-name="T4">A</text:span>mou<text:span text:style-name="T4">r.</text:span></text:p>
      <text:p text:style-name="_3c_stage_3e_">L’<text:span text:style-name="T4">A</text:span>mour, Orphée et Eurydice. Devant eux marche une nombreuse troupe de bergers et de bergères fêtant le retour d’Eurydice par leur chant et leurs joyeuses danses.</text:p>
      <text:p text:style-name="_3c_label_3e_">Ballet du Triomphe et de L’amour</text:p>
      <text:p text:style-name="_3c_label_3e_">Air et Chœur</text:p>
      <text:p text:style-name="_3c_speaker_3e_">Orphée</text:p>
      <text:p text:style-name="_3c_l_3e_">L’amour triomphe,</text:p>
      <text:p text:style-name="_3c_l_3e_">Et tout ce qui respire</text:p>
      <text:p text:style-name="_3c_l_3e_">Sert l’empire de la beauté ;</text:p>
      <text:p text:style-name="_3c_l_3e_">Sa chaîne agréable</text:p>
      <text:p text:style-name="_3c_l_3e_">Est préférable à la liberté.</text:p>
      <text:p text:style-name="_3c_speaker_3e_">B<text:span text:style-name="T3">ergers et bergères</text:span></text:p>
      <text:p text:style-name="_3c_l_3e_">L’amour triomphe etc.</text:p>
      <text:p text:style-name="_3c_speaker_3e_">L’amour</text:p>
      <text:p text:style-name="_3c_l_3e_">Dans les peines, dans les alarmes</text:p>
      <text:p text:style-name="_3c_l_3e_">Je fais souvent languir les cœurs ;</text:p>
      <text:p text:style-name="_3c_l_3e_">Mais dans un instant mes charmes</text:p>
      <text:p text:style-name="_3c_l_3e_">Font pour jamais oublier mes rigueurs.</text:p>
      <text:p text:style-name="P1">B<text:span text:style-name="T3">ergers et bergères</text:span></text:p>
      <text:p text:style-name="_3c_l_3e_">L’amour triomphe, etc.</text:p>
      <text:p text:style-name="_3c_speaker_3e_">Eurydice</text:p>
      <text:p text:style-name="_3c_l_3e_">Si la cruelle jalousie</text:p>
      <text:p text:style-name="_3c_l_3e_">A troublé mes tendres désirs,</text:p>
      <text:p text:style-name="_3c_l_3e_">Les douceurs dont elle est suivie,</text:p>
      <text:p text:style-name="_3c_l_3e_">Sont des chaînes de plaisirs.</text:p>
      <text:p text:style-name="P1"><text:soft-page-break/>B<text:span text:style-name="T3">ergers et bergères</text:span></text:p>
      <text:p text:style-name="_3c_l_3e_">L’amour triomphe, etc.</text:p>
      <text:p text:style-name="_3c_l_3e_"/>
      <text:p text:style-name="_3c_stage_3e_">La danse retourne</text:p>
      <text:p text:style-name="_3c_l_3e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_3c_l_3e_" style:display-name="&lt;l&gt;"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_3c_stage_3e_" style:display-name="&lt;stage&gt;" style:family="paragraph" style:parent-style-name="_3c_l_3e_">
      <style:paragraph-properties fo:text-align="center" style:justify-single-word="false">
        <style:tab-stops/>
      </style:paragraph-properties>
      <style:text-properties fo:font-style="italic"/>
    </style:style>
    <style:style style:name="_3c_speaker_3e_" style:display-name="&lt;speaker&gt;" style:family="paragraph" style:parent-style-name="_3c_stage_3e_">
      <style:paragraph-properties fo:margin-left="0cm" fo:margin-right="0cm" fo:margin-top="0.499cm" fo:margin-bottom="0cm" loext:contextual-spacing="false" fo:text-indent="0cm" style:auto-text-indent="false"/>
      <style:text-properties fo:font-variant="small-caps" fo:font-style="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label_3e_" style:display-name="&lt;label&gt;" style:family="paragraph" style:parent-style-name="Standard" style:next-style-name="Standard">
      <style:paragraph-properties fo:text-align="end" style:justify-single-word="false"/>
      <style:text-properties fo:font-style="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8T09:56:13.73</meta:creation-date>
    <dc:date>2020-04-03T18:00:35.532147041</dc:date>
    <meta:editing-duration>PT3H1M12S</meta:editing-duration>
    <meta:editing-cycles>20</meta:editing-cycles>
    <meta:generator>LibreOffice/6.3.5.2$Linux_X86_64 LibreOffice_project/30$Build-2</meta:generator>
    <meta:document-statistic meta:table-count="0" meta:image-count="0" meta:object-count="0" meta:page-count="17" meta:paragraph-count="673" meta:word-count="3215" meta:character-count="17612" meta:non-whitespace-character-count="15026"/>
  </office:meta>
</office:document-meta>
</file>